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Roboto Medium" style:font-name-asian="Roboto Medium1" style:font-name-complex="Roboto Medium1"/>
    </style:style>
    <style:style style:name="P3" style:family="paragraph" style:parent-style-name="Standard">
      <style:text-properties style:font-name="Roboto Medium" fo:font-size="11.5pt" style:font-name-asian="Roboto Medium1" style:font-size-asian="11.5pt" style:font-name-complex="Roboto Medium1" style:font-size-complex="11.5pt"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Roboto Medium" fo:font-size="17pt" style:font-name-asian="Roboto Medium1" style:font-size-asian="17pt" style:font-name-complex="Roboto Medium1" style:font-size-complex="17pt"/>
    </style:style>
    <style:style style:name="T2" style:family="text">
      <style:text-properties style:font-name="Roboto Medium" style:font-name-asian="Roboto Medium1" style:font-name-complex="Roboto Medium1"/>
    </style:style>
    <style:style style:name="T3" style:family="text">
      <style:text-properties style:font-name="Roboto Medium" fo:font-size="11.5pt" style:font-name-asian="Roboto Medium1" style:font-size-asian="11.5pt" style:font-name-complex="Roboto Medium1" style:font-size-complex="11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ocus Iste</text:span></text:p>
      <text:p text:style-name="P1"><text:span text:style-name="T1">Joseph Anton Bruckner</text:span></text:p>
      <text:p text:style-name="P2"/>
      <text:p text:style-name="P2"/>
      <text:p text:style-name="Standard"><text:span text:style-name="T2">Texte en latin : </text:span></text:p>
      <text:p text:style-name="P2"/>
      <text:p text:style-name="Standard"><text:span text:style-name="T3">Locus iste a Deo factus est, </text:span></text:p>
      <text:p text:style-name="Standard"><text:span text:style-name="T3">inaestimabile sacramentum, </text:span></text:p>
      <text:p text:style-name="Standard"><text:span text:style-name="T3">irreprehensibilis est. </text:span></text:p>
      <text:p text:style-name="Standard"><text:span text:style-name="T3"><text:s/></text:span></text:p>
      <text:p text:style-name="P3"/>
      <text:p text:style-name="Standard"><text:span text:style-name="T3"><text:s/></text:span></text:p>
      <text:p text:style-name="Standard"><text:span text:style-name="T3">Traduction française : </text:span></text:p>
      <text:p text:style-name="P3"/>
      <text:p text:style-name="Standard"><text:span text:style-name="T3">Ce lieu, le Seigneur en a fait </text:span></text:p>
      <text:p text:style-name="Standard"><text:span text:style-name="T3">un inestimable mystère, </text:span></text:p>
      <text:p text:style-name="Standard"><text:span text:style-name="T3">une ?uvre irréprochab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5" meta:character-count="232" meta:non-whitespace-character-count="197"/>
    <meta:generator>LibreOfficeDev/6.0.5.2$Linux_X86_64 LibreOffice_project/</meta:generator>
  </office:meta>
</office:document-meta>
</file>